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34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48.56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fax. (022) 621-69-44</text:p>
          </table:table-cell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fax. (022) 622-59-69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fax. (022) 625-50-06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fax. (022) 827-36-76</text:p>
          </table:table-cell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fax. (022) 827-51-31</text:p>
          </table:table-cell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fax. (022) 658-31-59</text:p>
          </table:table-cell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fax. (022) 834-47-53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849-00-66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fax. (022) 848-57-07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647-03-58</text:p>
          </table:table-cell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03-40</text:p>
          </table:table-cell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fax. (022) 619-30-18</text:p>
          </table:table-cell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fax. (022) 843-26-74</text:p>
          </table:table-cell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57-19</text:p>
          </table:table-cell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fax. (022) 533-66-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9:14:03.205980765</meta:creation-date>
    <dc:date>2017-12-04T09:24:06.823160789</dc:date>
    <meta:editing-duration>PT10M4S</meta:editing-duration>
    <meta:editing-cycles>1</meta:editing-cycles>
    <meta:generator>LibreOffice/5.4.1.2$Linux_X86_64 LibreOffice_project/40m0$Build-2</meta:generator>
    <meta:document-statistic meta:table-count="1" meta:cell-count="97" meta:object-count="0"/>
  </office:meta>
</office:document-meta>
</file>